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MT" svg:font-family="ArialMT" style:font-family-generic="roman" style:font-pitch="variable"/>
    <style:font-face style:name="GillSans-Light" svg:font-family="GillSans-Ligh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  <style:font-face style:name="udemy sans" svg:font-family="'udemy sans', apple-system, BlinkMacSystemFont, Roboto, 'segoe ui', Helvetica, Arial, sans-serif, 'apple color emoji', 'segoe ui emoji', 'segoe ui symbol'"/>
    <style:font-face style:name="udemy sans1" svg:font-family="'udemy sans', 'sf pro text', apple-system, BlinkMacSystemFont, Roboto, 'segoe ui', Helvetica, Arial, sans-serif, 'apple color emoji', 'segoe ui emoji', 'segoe ui symbol'"/>
  </office:font-face-decls>
  <office:automatic-styles>
    <style:style style:name="P1" style:family="paragraph" style:parent-style-name="Standard">
      <style:text-properties style:font-name="Arial1" fo:font-size="14pt" fo:font-weight="normal" officeooo:paragraph-rsid="00086370" style:font-size-asian="14pt" style:font-weight-asian="normal" style:font-size-complex="14pt" style:font-weight-complex="normal"/>
    </style:style>
    <style:style style:name="P2" style:family="paragraph" style:parent-style-name="Standard">
      <style:text-properties style:font-name="Arial1" fo:font-size="16pt" style:font-size-asian="16pt" style:font-size-complex="16pt"/>
    </style:style>
    <style:style style:name="P3" style:family="paragraph" style:parent-style-name="Standard" style:list-style-name="L1">
      <style:text-properties style:font-name="Arial1" fo:font-size="16pt" style:font-size-asian="16pt" style:font-size-complex="16pt"/>
    </style:style>
    <style:style style:name="P4" style:family="paragraph" style:parent-style-name="Standard" style:list-style-name="L2">
      <style:text-properties style:font-name="Arial1" fo:font-size="16pt" style:font-size-asian="16pt" style:font-size-complex="16pt"/>
    </style:style>
    <style:style style:name="P5" style:family="paragraph" style:parent-style-name="Standard" style:list-style-name="L3">
      <style:text-properties style:font-name="Arial1" fo:font-size="16pt" style:font-size-asian="16pt" style:font-size-complex="16pt"/>
    </style:style>
    <style:style style:name="P6" style:family="paragraph" style:parent-style-name="Standard" style:list-style-name="L4">
      <style:text-properties style:font-name="Arial1" fo:font-size="16pt" style:font-size-asian="16pt" style:font-size-complex="16pt"/>
    </style:style>
    <style:style style:name="P7" style:family="paragraph" style:parent-style-name="Standard">
      <style:text-properties style:font-name="Arial1" fo:font-size="16pt" officeooo:paragraph-rsid="00086370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style:font-name="Arial1" fo:font-size="14pt" style:font-size-asian="14pt" style:font-size-complex="14pt"/>
    </style:style>
    <style:style style:name="P9" style:family="paragraph" style:parent-style-name="Standard">
      <style:text-properties style:use-window-font-color="true" loext:opacity="0%" style:font-name="Arial1" fo:font-size="14pt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style:font-name="Arial1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Arial1" fo:font-size="14pt" style:font-size-asian="14pt" style:font-size-complex="14pt"/>
    </style:style>
    <style:style style:name="P12" style:family="paragraph" style:parent-style-name="Standard">
      <style:text-properties fo:color="#000000" loext:opacity="100%" style:font-name="Arial1" fo:font-size="14pt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Arial1" fo:font-size="16pt" style:font-size-asian="16pt" style:font-size-complex="16pt"/>
    </style:style>
    <style:style style:name="P14" style:family="paragraph" style:parent-style-name="Standard">
      <style:text-properties fo:color="#000000" loext:opacity="100%" style:font-name="Arial1" fo:font-size="16pt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Arial1"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text-properties fo:color="#729fcf" loext:opacity="100%" style:font-name="Arial1" fo:font-size="16pt" style:text-underline-style="solid" style:text-underline-width="auto" style:text-underline-color="font-color" fo:font-weight="bold" officeooo:rsid="00086370" officeooo:paragraph-rsid="00086370" style:font-size-asian="16pt" style:font-weight-asian="bold" style:font-size-complex="16pt" style:font-weight-complex="bold"/>
    </style:style>
    <style:style style:name="P17" style:family="paragraph" style:parent-style-name="Standard">
      <style:text-properties officeooo:paragraph-rsid="00086370"/>
    </style:style>
    <style:style style:name="P18" style:family="paragraph" style:parent-style-name="Standard">
      <style:text-properties fo:font-weight="bold" officeooo:paragraph-rsid="00086370"/>
    </style:style>
    <style:style style:name="P19" style:family="paragraph" style:parent-style-name="Text_20_body" style:list-style-name="L12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000000" loext:opacity="100%" style:font-name="Arial1" fo:font-size="14pt" fo:letter-spacing="normal" fo:font-weight="normal" style:font-size-asian="14pt" style:font-weight-asian="normal" style:font-size-complex="14pt" style:font-weight-complex="normal" loext:padding="0cm" loext:border="none"/>
    </style:style>
    <style:style style:name="P20" style:family="paragraph" style:parent-style-name="Text_20_body" style:list-style-name="L14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000000" loext:opacity="100%" style:font-name="Arial1" fo:font-size="14pt" fo:letter-spacing="normal" fo:font-weight="normal" style:font-size-asian="14pt" style:font-weight-asian="normal" style:font-size-complex="14pt" style:font-weight-complex="normal" loext:padding="0cm" loext:border="none"/>
    </style:style>
    <style:style style:name="P21" style:family="paragraph" style:parent-style-name="Text_20_body" style:list-style-name="L6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Arial1" fo:font-size="12pt" fo:letter-spacing="normal" fo:font-style="normal" fo:font-weight="normal" style:font-weight-asian="normal" style:font-weight-complex="normal" loext:padding="0cm" loext:border="none"/>
    </style:style>
    <style:style style:name="P22" style:family="paragraph" style:parent-style-name="Text_20_body" style:list-style-name="L6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Arial1" fo:letter-spacing="normal" fo:font-weight="normal" style:font-weight-asian="normal" style:font-weight-complex="normal" loext:padding="0cm" loext:border="none"/>
    </style:style>
    <style:style style:name="P23" style:family="paragraph" style:parent-style-name="Text_20_body" style:list-style-name="L7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Arial1" fo:font-size="14pt" fo:letter-spacing="normal" fo:font-style="normal" fo:font-weight="normal" style:font-size-asian="14pt" style:font-weight-asian="normal" style:font-size-complex="14pt" style:font-weight-complex="normal" loext:padding="0cm" loext:border="none"/>
    </style:style>
    <style:style style:name="P24" style:family="paragraph" style:parent-style-name="Text_20_body" style:list-style-name="L8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Arial1" fo:font-size="14pt" fo:letter-spacing="normal" fo:font-style="normal" fo:font-weight="normal" style:font-size-asian="14pt" style:font-weight-asian="normal" style:font-size-complex="14pt" style:font-weight-complex="normal" loext:padding="0cm" loext:border="none"/>
    </style:style>
    <style:style style:name="P25" style:family="paragraph" style:parent-style-name="Text_20_body" style:list-style-name="L9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Arial1" fo:font-size="14pt" fo:letter-spacing="normal" fo:font-style="normal" fo:font-weight="normal" style:font-size-asian="14pt" style:font-weight-asian="normal" style:font-size-complex="14pt" style:font-weight-complex="normal" loext:padding="0cm" loext:border="none"/>
    </style:style>
    <style:style style:name="P26" style:family="paragraph" style:parent-style-name="Text_20_body" style:list-style-name="L10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Arial1" fo:font-size="14pt" fo:letter-spacing="normal" fo:font-style="normal" fo:font-weight="normal" style:font-size-asian="14pt" style:font-weight-asian="normal" style:font-size-complex="14pt" style:font-weight-complex="normal" loext:padding="0cm" loext:border="none"/>
    </style:style>
    <style:style style:name="P27" style:family="paragraph" style:parent-style-name="Text_20_body" style:list-style-name="L11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Arial1" fo:font-size="14pt" fo:letter-spacing="normal" fo:font-style="normal" fo:font-weight="normal" style:font-size-asian="14pt" style:font-weight-asian="normal" style:font-size-complex="14pt" style:font-weight-complex="normal" loext:padding="0cm" loext:border="none"/>
    </style:style>
    <style:style style:name="P28" style:family="paragraph" style:parent-style-name="Text_20_body" style:list-style-name="L12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Arial1" fo:font-size="14pt" fo:letter-spacing="normal" fo:font-style="normal" fo:font-weight="normal" style:font-size-asian="14pt" style:font-weight-asian="normal" style:font-size-complex="14pt" style:font-weight-complex="normal" loext:padding="0cm" loext:border="none"/>
    </style:style>
    <style:style style:name="P29" style:family="paragraph" style:parent-style-name="Text_20_body" style:list-style-name="L13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Arial1" fo:font-size="14pt" fo:letter-spacing="normal" fo:font-style="normal" fo:font-weight="normal" style:font-size-asian="14pt" style:font-weight-asian="normal" style:font-size-complex="14pt" style:font-weight-complex="normal" loext:padding="0cm" loext:border="none"/>
    </style:style>
    <style:style style:name="P30" style:family="paragraph" style:parent-style-name="Text_20_body" style:list-style-name="L14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Arial1" fo:font-size="14pt" fo:letter-spacing="normal" fo:font-style="normal" fo:font-weight="normal" style:font-size-asian="14pt" style:font-weight-asian="normal" style:font-size-complex="14pt" style:font-weight-complex="normal" loext:padding="0cm" loext:border="none"/>
    </style:style>
    <style:style style:name="P31" style:family="paragraph" style:parent-style-name="Text_20_body" style:list-style-name="L15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Arial1" fo:font-size="14pt" fo:letter-spacing="normal" fo:font-style="normal" fo:font-weight="normal" style:font-size-asian="14pt" style:font-weight-asian="normal" style:font-size-complex="14pt" style:font-weight-complex="normal" loext:padding="0cm" loext:border="none"/>
    </style:style>
    <style:style style:name="P32" style:family="paragraph" style:parent-style-name="Text_20_body" style:list-style-name="L16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Arial1" fo:font-size="14pt" fo:letter-spacing="normal" fo:font-style="normal" fo:font-weight="normal" style:font-size-asian="14pt" style:font-weight-asian="normal" style:font-size-complex="14pt" style:font-weight-complex="normal" loext:padding="0cm" loext:border="none"/>
    </style:style>
    <style:style style:name="P33" style:family="paragraph" style:parent-style-name="Text_20_body" style:list-style-name="L17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Arial1" fo:font-size="14pt" fo:letter-spacing="normal" fo:font-style="normal" fo:font-weight="normal" style:font-size-asian="14pt" style:font-weight-asian="normal" style:font-size-complex="14pt" style:font-weight-complex="normal" loext:padding="0cm" loext:border="none"/>
    </style:style>
    <style:style style:name="P34" style:family="paragraph" style:parent-style-name="Text_20_body" style:list-style-name="L17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Arial1" fo:font-size="14pt" fo:letter-spacing="normal" fo:font-style="normal" fo:font-weight="normal" style:font-size-asian="14pt" style:font-size-complex="14pt" loext:padding="0cm" loext:border="none"/>
    </style:style>
    <style:style style:name="P35" style:family="paragraph" style:parent-style-name="Text_20_body" style:list-style-name="L7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Arial1" fo:font-size="14pt" fo:letter-spacing="normal" fo:font-weight="normal" style:font-size-asian="14pt" style:font-weight-asian="normal" style:font-size-complex="14pt" style:font-weight-complex="normal" loext:padding="0cm" loext:border="none"/>
    </style:style>
    <style:style style:name="P36" style:family="paragraph" style:parent-style-name="Text_20_body" style:list-style-name="L8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Arial1" fo:font-size="14pt" fo:letter-spacing="normal" fo:font-weight="normal" style:font-size-asian="14pt" style:font-weight-asian="normal" style:font-size-complex="14pt" style:font-weight-complex="normal" loext:padding="0cm" loext:border="none"/>
    </style:style>
    <style:style style:name="P37" style:family="paragraph" style:parent-style-name="Text_20_body" style:list-style-name="L9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Arial1" fo:font-size="14pt" fo:letter-spacing="normal" fo:font-weight="normal" style:font-size-asian="14pt" style:font-weight-asian="normal" style:font-size-complex="14pt" style:font-weight-complex="normal" loext:padding="0cm" loext:border="none"/>
    </style:style>
    <style:style style:name="P38" style:family="paragraph" style:parent-style-name="Text_20_body" style:list-style-name="L10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Arial1" fo:font-size="14pt" fo:letter-spacing="normal" fo:font-weight="normal" officeooo:paragraph-rsid="000a79a6" style:font-size-asian="14pt" style:font-weight-asian="normal" style:font-size-complex="14pt" style:font-weight-complex="normal" loext:padding="0cm" loext:border="none"/>
    </style:style>
    <style:style style:name="P39" style:family="paragraph" style:parent-style-name="Text_20_body" style:list-style-name="L10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Arial1" fo:font-size="14pt" fo:letter-spacing="normal" fo:font-weight="normal" style:font-size-asian="14pt" style:font-weight-asian="normal" style:font-size-complex="14pt" style:font-weight-complex="normal" loext:padding="0cm" loext:border="none"/>
    </style:style>
    <style:style style:name="P40" style:family="paragraph" style:parent-style-name="Text_20_body" style:list-style-name="L11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Arial1" fo:font-size="14pt" fo:letter-spacing="normal" fo:font-weight="normal" style:font-size-asian="14pt" style:font-weight-asian="normal" style:font-size-complex="14pt" style:font-weight-complex="normal" loext:padding="0cm" loext:border="none"/>
    </style:style>
    <style:style style:name="P41" style:family="paragraph" style:parent-style-name="Text_20_body" style:list-style-name="L13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Arial1" fo:font-size="14pt" fo:letter-spacing="normal" fo:font-weight="normal" officeooo:paragraph-rsid="000a79a6" style:font-size-asian="14pt" style:font-weight-asian="normal" style:font-size-complex="14pt" style:font-weight-complex="normal" loext:padding="0cm" loext:border="none"/>
    </style:style>
    <style:style style:name="P42" style:family="paragraph" style:parent-style-name="Text_20_body" style:list-style-name="L13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Arial1" fo:font-size="14pt" fo:letter-spacing="normal" fo:font-weight="normal" style:font-size-asian="14pt" style:font-weight-asian="normal" style:font-size-complex="14pt" style:font-weight-complex="normal" loext:padding="0cm" loext:border="none"/>
    </style:style>
    <style:style style:name="P43" style:family="paragraph" style:parent-style-name="Text_20_body" style:list-style-name="L14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Arial1" fo:font-size="14pt" fo:letter-spacing="normal" fo:font-weight="normal" style:font-size-asian="14pt" style:font-weight-asian="normal" style:font-size-complex="14pt" style:font-weight-complex="normal" loext:padding="0cm" loext:border="none"/>
    </style:style>
    <style:style style:name="P44" style:family="paragraph" style:parent-style-name="Text_20_body" style:list-style-name="L15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Arial1" fo:font-size="14pt" fo:letter-spacing="normal" fo:font-weight="normal" style:font-size-asian="14pt" style:font-weight-asian="normal" style:font-size-complex="14pt" style:font-weight-complex="normal" loext:padding="0cm" loext:border="none"/>
    </style:style>
    <style:style style:name="P45" style:family="paragraph" style:parent-style-name="Text_20_body" style:list-style-name="L16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Arial1" fo:font-size="14pt" fo:letter-spacing="normal" fo:font-weight="normal" style:font-size-asian="14pt" style:font-weight-asian="normal" style:font-size-complex="14pt" style:font-weight-complex="normal" loext:padding="0cm" loext:border="none"/>
    </style:style>
    <style:style style:name="P46" style:family="paragraph" style:parent-style-name="Text_20_body" style:list-style-name="L17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Arial1" fo:font-size="14pt" fo:letter-spacing="normal" fo:font-weight="normal" officeooo:paragraph-rsid="000f592c" style:font-size-asian="14pt" style:font-weight-asian="normal" style:font-size-complex="14pt" style:font-weight-complex="normal" loext:padding="0cm" loext:border="none"/>
    </style:style>
    <style:style style:name="P47" style:family="paragraph" style:parent-style-name="Text_20_body" style:list-style-name="L17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Arial1" fo:font-size="14pt" fo:letter-spacing="normal" fo:font-weight="normal" style:font-size-asian="14pt" style:font-weight-asian="normal" style:font-size-complex="14pt" style:font-weight-complex="normal" loext:padding="0cm" loext:border="none"/>
    </style:style>
    <style:style style:name="P48" style:family="paragraph" style:parent-style-name="Text_20_body" style:list-style-name="L6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ff0000" loext:opacity="100%" style:font-name="Arial1" fo:letter-spacing="normal" fo:font-weight="bold" style:font-weight-asian="bold" style:font-weight-complex="bold" loext:padding="0cm" loext:border="none"/>
    </style:style>
    <style:style style:name="P49" style:family="paragraph" style:parent-style-name="Text_20_body" style:list-style-name="L7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ff0000" loext:opacity="100%" style:font-name="Arial1" fo:font-size="14pt" fo:letter-spacing="normal" fo:font-weight="bold" style:font-size-asian="14pt" style:font-weight-asian="bold" style:font-size-complex="14pt" style:font-weight-complex="bold" loext:padding="0cm" loext:border="none"/>
    </style:style>
    <style:style style:name="P50" style:family="paragraph" style:parent-style-name="Text_20_body" style:list-style-name="L8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ff0000" loext:opacity="100%" style:font-name="Arial1" fo:font-size="14pt" fo:letter-spacing="normal" fo:font-weight="bold" style:font-size-asian="14pt" style:font-weight-asian="bold" style:font-size-complex="14pt" style:font-weight-complex="bold" loext:padding="0cm" loext:border="none"/>
    </style:style>
    <style:style style:name="P51" style:family="paragraph" style:parent-style-name="Text_20_body" style:list-style-name="L9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ff0000" loext:opacity="100%" style:font-name="Arial1" fo:font-size="14pt" fo:letter-spacing="normal" fo:font-weight="bold" style:font-size-asian="14pt" style:font-weight-asian="bold" style:font-size-complex="14pt" style:font-weight-complex="bold" loext:padding="0cm" loext:border="none"/>
    </style:style>
    <style:style style:name="P52" style:family="paragraph" style:parent-style-name="Text_20_body" style:list-style-name="L10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ff0000" loext:opacity="100%" style:font-name="Arial1" fo:font-size="14pt" fo:letter-spacing="normal" fo:font-weight="bold" officeooo:paragraph-rsid="000a79a6" style:font-size-asian="14pt" style:font-weight-asian="bold" style:font-size-complex="14pt" style:font-weight-complex="bold" loext:padding="0cm" loext:border="none"/>
    </style:style>
    <style:style style:name="P53" style:family="paragraph" style:parent-style-name="Text_20_body" style:list-style-name="L11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ff0000" loext:opacity="100%" style:font-name="Arial1" fo:font-size="14pt" fo:letter-spacing="normal" fo:font-weight="bold" style:font-size-asian="14pt" style:font-weight-asian="bold" style:font-size-complex="14pt" style:font-weight-complex="bold" loext:padding="0cm" loext:border="none"/>
    </style:style>
    <style:style style:name="P54" style:family="paragraph" style:parent-style-name="Text_20_body" style:list-style-name="L12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ff0000" loext:opacity="100%" style:font-name="Arial1" fo:font-size="14pt" fo:letter-spacing="normal" fo:font-weight="bold" style:font-size-asian="14pt" style:font-weight-asian="bold" style:font-size-complex="14pt" style:font-weight-complex="bold" loext:padding="0cm" loext:border="none"/>
    </style:style>
    <style:style style:name="P55" style:family="paragraph" style:parent-style-name="Text_20_body" style:list-style-name="L13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f10d0c" loext:opacity="100%" style:font-name="Arial1" fo:font-size="14pt" fo:letter-spacing="normal" fo:font-weight="bold" officeooo:paragraph-rsid="000a79a6" style:font-size-asian="14pt" style:font-weight-asian="bold" style:font-size-complex="14pt" style:font-weight-complex="bold" loext:padding="0cm" loext:border="none"/>
    </style:style>
    <style:style style:name="P56" style:family="paragraph" style:parent-style-name="Text_20_body" style:list-style-name="L14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f10d0c" loext:opacity="100%" style:font-name="Arial1" fo:font-size="14pt" fo:letter-spacing="normal" fo:font-weight="bold" style:font-size-asian="14pt" style:font-weight-asian="bold" style:font-size-complex="14pt" style:font-weight-complex="bold" loext:padding="0cm" loext:border="none"/>
    </style:style>
    <style:style style:name="P57" style:family="paragraph" style:parent-style-name="Text_20_body" style:list-style-name="L16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f10d0c" loext:opacity="100%" style:font-name="Arial1" fo:font-size="14pt" fo:letter-spacing="normal" fo:font-weight="bold" style:font-size-asian="14pt" style:font-weight-asian="bold" style:font-size-complex="14pt" style:font-weight-complex="bold" loext:padding="0cm" loext:border="none"/>
    </style:style>
    <style:style style:name="P58" style:family="paragraph" style:parent-style-name="Text_20_body" style:list-style-name="L17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f10d0c" loext:opacity="100%" style:font-name="Arial1" fo:font-size="14pt" fo:letter-spacing="normal" fo:font-weight="bold" officeooo:paragraph-rsid="000f592c" style:font-size-asian="14pt" style:font-weight-asian="bold" style:font-size-complex="14pt" style:font-weight-complex="bold" loext:padding="0cm" loext:border="none"/>
    </style:style>
    <style:style style:name="P59" style:family="paragraph" style:parent-style-name="Text_20_body">
      <style:text-properties style:font-name="Arial1" fo:font-size="14pt" style:font-size-asian="14pt" style:font-size-complex="14pt"/>
    </style:style>
    <style:style style:name="P60" style:family="paragraph" style:parent-style-name="Text_20_body">
      <style:text-properties style:font-name="Arial1" fo:font-size="14pt" fo:font-weight="normal" style:font-size-asian="14pt" style:font-weight-asian="normal" style:font-size-complex="14pt" style:font-weight-complex="normal"/>
    </style:style>
    <style:style style:name="P61" style:family="paragraph" style:list-style-name="L5">
      <style:text-properties style:font-name="Arial1"/>
    </style:style>
    <style:style style:name="P62" style:family="paragraph" style:parent-style-name="Text_20_body" style:list-style-name="L6">
      <style:paragraph-properties fo:margin-left="0cm" fo:margin-right="0cm" fo:margin-top="0cm" fo:margin-bottom="0cm" style:contextual-spacing="false" fo:orphans="84" fo:widows="2" fo:text-indent="0cm" style:auto-text-indent="false" fo:padding="0cm" fo:border="none"/>
    </style:style>
    <style:style style:name="P63" style:family="paragraph" style:parent-style-name="Text_20_body" style:list-style-name="L15">
      <style:paragraph-properties fo:margin-left="0cm" fo:margin-right="0cm" fo:margin-top="0cm" fo:margin-bottom="0cm" style:contextual-spacing="false" fo:orphans="84" fo:widows="2" fo:text-indent="0cm" style:auto-text-indent="false" fo:padding="0cm" fo:border="none"/>
    </style:style>
    <style:style style:name="P64" style:family="paragraph" style:list-style-name="L5">
      <style:text-properties fo:color="#ff0000" loext:opacity="100%" style:font-name="Arial1" fo:font-weight="bold" style:font-weight-asian="bold" style:font-weight-complex="bold"/>
    </style:style>
    <style:style style:name="T1" style:family="text">
      <style:text-properties fo:color="#444949" loext:opacity="100%" style:font-name="GillSans-Light" fo:font-size="27.5pt" fo:font-weight="bold" style:font-size-asian="27.5pt" style:font-weight-asian="bold" style:font-weight-complex="bold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name-asian="udemy sans1" style:font-style-asian="normal" style:font-weight-asian="normal" style:font-name-complex="udemy sans1" style:font-style-complex="normal" style:font-weight-complex="normal"/>
    </style:style>
    <style:style style:name="T5" style:family="text">
      <style:text-properties fo:color="#5983b0" loext:opacity="100%"/>
    </style:style>
    <style:style style:name="T6" style:family="text">
      <style:text-properties fo:color="#5983b0" loext:opacity="100%"/>
    </style:style>
    <style:style style:name="T7" style:family="text">
      <style:text-properties fo:font-variant="normal" fo:text-transform="none" fo:color="#1c1d1f" loext:opacity="100%" style:font-name="udemy sans1" fo:font-size="10.5pt" fo:letter-spacing="normal" fo:font-style="normal" fo:font-weight="normal"/>
    </style:style>
    <style:style style:name="T8" style:family="text">
      <style:text-properties fo:font-variant="normal" fo:text-transform="none" fo:color="#1c1d1f" loext:opacity="100%" style:font-name="udemy sans1" fo:font-size="14pt" fo:letter-spacing="normal" fo:font-style="normal" fo:font-weight="normal" style:font-size-asian="14pt" style:font-size-complex="14pt"/>
    </style:style>
    <style:style style:name="T9" style:family="text">
      <style:text-properties fo:font-variant="normal" fo:text-transform="none" fo:color="#1c1d1f" loext:opacity="100%" style:font-name="Arial1" fo:font-size="12pt" fo:letter-spacing="normal" fo:font-style="normal" fo:font-weight="normal" style:font-weight-asian="normal" style:font-weight-complex="normal" loext:padding="0cm" loext:border="none"/>
    </style:style>
    <style:style style:name="T10" style:family="text">
      <style:text-properties fo:font-variant="normal" fo:text-transform="none" fo:color="#1c1d1f" loext:opacity="100%" style:font-name="Arial1" fo:font-size="14pt" fo:letter-spacing="normal" fo:font-style="normal" fo:font-weight="normal" style:font-size-asian="14pt" style:font-size-complex="14pt"/>
    </style:style>
    <style:style style:name="T11" style:family="text">
      <style:text-properties fo:font-variant="normal" fo:text-transform="none" fo:color="#1c1d1f" loext:opacity="100%" style:font-name="Arial1" fo:font-size="14pt" fo:letter-spacing="normal" fo:font-style="italic" fo:font-weight="normal" style:font-size-asian="14pt" style:font-style-asian="italic" style:font-size-complex="14pt" style:font-style-complex="italic"/>
    </style:style>
    <style:style style:name="T12" style:family="text">
      <style:text-properties fo:font-variant="normal" fo:text-transform="none" fo:color="#f10d0c" loext:opacity="100%" style:font-name="Arial1" fo:font-size="14pt" fo:letter-spacing="normal" fo:font-style="normal" fo:font-weight="bold" style:font-size-asian="14pt" style:font-weight-asian="bold" style:font-size-complex="14pt" style:font-weight-complex="bold" loext:padding="0cm" loext:border="none"/>
    </style:style>
    <style:style style:name="T13" style:family="text">
      <style:text-properties fo:color="#729fcf" loext:opacity="100%" style:font-name="Arial1" fo:font-size="16pt" style:text-underline-style="none" fo:font-weight="bold" officeooo:rsid="00086370" style:font-size-asian="16pt" style:font-weight-asian="bold" style:font-size-complex="16pt" style:font-weight-complex="bold"/>
    </style:style>
    <style:style style:name="T14" style:family="text">
      <style:text-properties fo:color="#729fcf" loext:opacity="100%" style:font-name="Arial1" fo:font-size="16pt" style:text-underline-style="none" officeooo:rsid="00086370" style:font-size-asian="16pt" style:font-weight-asian="bold" style:font-size-complex="16pt" style:font-weight-complex="bold"/>
    </style:style>
    <style:style style:name="T15" style:family="text">
      <style:text-properties style:font-name="Arial1"/>
    </style:style>
    <style:style style:name="T16" style:family="text">
      <style:text-properties style:font-name="Arial1" fo:font-weight="normal" loext:padding="0cm" loext:border="none"/>
    </style:style>
    <style:style style:name="T17" style:family="text">
      <style:text-properties style:font-name="Arial1" fo:font-weight="normal" style:font-weight-asian="normal" style:font-weight-complex="normal" loext:padding="0cm" loext:border="none"/>
    </style:style>
    <style:style style:name="T18" style:family="text">
      <style:text-properties style:font-name="Arial1" fo:font-size="14pt" fo:font-weight="normal" style:font-size-asian="14pt" style:font-weight-asian="normal" style:font-size-complex="14pt" style:font-weight-complex="normal"/>
    </style:style>
    <style:style style:name="T19" style:family="text">
      <style:text-properties style:font-name="Arial1" fo:font-size="14pt" fo:font-weight="normal" style:font-size-asian="14pt" style:font-weight-asian="normal" style:font-size-complex="14pt" style:font-weight-complex="normal" loext:padding="0cm" loext:border="none"/>
    </style:style>
    <style:style style:name="T20" style:family="text">
      <style:text-properties style:font-name="Arial1" fo:font-size="14pt" fo:font-weight="normal" style:font-size-asian="14pt" style:font-size-complex="14pt" loext:padding="0cm" loext:border="none"/>
    </style:style>
    <style:style style:name="T21" style:family="text">
      <style:text-properties style:font-name="Arial1" fo:font-size="14pt" style:font-size-asian="14pt" style:font-weight-asian="bold" style:font-size-complex="14pt" style:font-weight-complex="bold" loext:padding="0cm" loext:border="none"/>
    </style:style>
    <style:style style:name="T22" style:family="text">
      <style:text-properties style:font-name="Arial1" fo:font-size="14pt" fo:font-style="normal" style:font-size-asian="14pt" style:font-size-complex="14pt"/>
    </style:style>
    <style:style style:name="T23" style:family="text">
      <style:text-properties style:font-name="Arial1" fo:font-size="14pt" fo:font-style="italic" style:font-size-asian="14pt" style:font-style-asian="italic" style:font-size-complex="14pt" style:font-style-complex="italic"/>
    </style:style>
    <style:style style:name="T24" style:family="text">
      <style:text-properties fo:font-weight="normal" loext:padding="0cm" loext:border="none"/>
    </style:style>
    <style:style style:name="T25" style:family="text">
      <style:text-properties style:font-name="udemy sans" fo:font-weight="bold"/>
    </style:style>
    <style:style style:name="T26" style:family="text">
      <style:text-properties style:font-name="udemy sans" fo:font-weight="bold" style:font-name-asian="udemy sans1" style:font-size-asian="12pt" style:font-style-asian="normal" style:font-weight-asian="normal" style:font-name-complex="udemy sans1" style:font-size-complex="12pt" style:font-style-complex="normal" style:font-weight-complex="normal"/>
    </style:style>
    <style:style style:name="T27" style:family="text">
      <style:text-properties style:font-name="udemy sans" fo:font-weight="bold" style:font-name-asian="udemy sans1" style:font-style-asian="normal" style:font-weight-asian="normal" style:font-name-complex="udemy sans1" style:font-style-complex="normal" style:font-weight-complex="normal"/>
    </style:style>
    <style:style style:name="T28" style:family="text">
      <style:text-properties style:font-name="udemy sans" fo:font-size="12pt" fo:font-style="normal" fo:font-weight="bold"/>
    </style:style>
    <style:style style:name="T29" style:family="text">
      <style:text-properties style:font-name="udemy sans" fo:font-size="12pt" fo:font-style="normal" fo:font-weight="bold" officeooo:rsid="000b45e2"/>
    </style:style>
    <style:style style:name="T30" style:family="text">
      <style:text-properties style:font-name="udemy sans" fo:font-style="normal" fo:font-weight="bold"/>
    </style:style>
    <style:style style:name="T31" style:family="text">
      <style:text-properties style:font-name-asian="udemy sans1" style:font-size-asian="12pt" style:font-style-asian="normal" style:font-weight-asian="normal" style:font-name-complex="udemy sans1" style:font-size-complex="12pt" style:font-style-complex="normal" style:font-weight-complex="normal"/>
    </style:style>
    <style:style style:name="T32" style:family="text">
      <style:text-properties style:font-name-asian="udemy sans1" style:font-style-asian="normal" style:font-name-complex="udemy sans1" style:font-style-complex="normal"/>
    </style:style>
    <style:style style:name="T33" style:family="text">
      <style:text-properties style:font-name-asian="udemy sans1" style:font-style-asian="normal" style:font-weight-asian="normal" style:font-name-complex="udemy sans1" style:font-style-complex="normal" style:font-weight-complex="normal"/>
    </style:style>
    <style:style style:name="T34" style:family="text">
      <style:text-properties fo:font-size="12pt" fo:font-style="normal"/>
    </style:style>
    <style:style style:name="T35" style:family="text">
      <style:text-properties fo:font-size="14pt" fo:font-weight="normal" style:font-size-asian="14pt" style:font-size-complex="14pt" loext:padding="0cm" loext:border="none"/>
    </style:style>
    <style:style style:name="T36" style:family="text">
      <style:text-properties fo:font-size="14pt" fo:font-style="normal" style:font-size-asian="14pt" style:font-size-complex="14pt"/>
    </style:style>
    <style:style style:name="T37" style:family="text">
      <style:text-properties fo:font-style="normal"/>
    </style:style>
    <style:style style:name="T38" style:family="text">
      <style:text-properties fo:font-style="normal" fo:font-weight="bold"/>
    </style:style>
    <style:style style:name="T39" style:family="text">
      <style:text-properties loext:padding="0cm" loext:border="none"/>
    </style:style>
    <style:style style:name="T40" style:family="text">
      <style:text-properties fo:font-size="16pt" fo:font-weight="normal" style:font-size-asian="16pt" style:font-size-complex="16pt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0.06pt solid #1c1d1f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49" text:anchor-type="page" text:anchor-page-number="1" svg:x="0cm" svg:y="0cm" svg:width="20.214cm" draw:z-index="48">
        <draw:text-box fo:min-height="1.376cm">
          <text:p text:style-name="Text_20_body"/>
        </draw:text-box>
      </draw:frame>
      <draw:frame draw:style-name="fr1" draw:name="Marco48" text:anchor-type="page" text:anchor-page-number="1" svg:x="0cm" svg:y="0cm" svg:width="20.214cm" draw:z-index="47">
        <draw:text-box fo:min-height="1.376cm">
          <text:p text:style-name="Text_20_body"/>
        </draw:text-box>
      </draw:frame>
      <draw:frame draw:style-name="fr1" draw:name="Marco47" text:anchor-type="page" text:anchor-page-number="1" svg:x="0cm" svg:y="0cm" svg:width="20.214cm" draw:z-index="46">
        <draw:text-box fo:min-height="1.376cm">
          <text:p text:style-name="Text_20_body"/>
        </draw:text-box>
      </draw:frame>
      <draw:frame draw:style-name="fr1" draw:name="Marco46" text:anchor-type="page" text:anchor-page-number="1" svg:x="0cm" svg:y="0cm" svg:width="20.214cm" draw:z-index="45">
        <draw:text-box fo:min-height="1.376cm">
          <text:p text:style-name="Text_20_body"/>
        </draw:text-box>
      </draw:frame>
      <draw:frame draw:style-name="fr1" draw:name="Marco45" text:anchor-type="page" text:anchor-page-number="1" svg:x="0cm" svg:y="0cm" svg:width="20.214cm" draw:z-index="44">
        <draw:text-box fo:min-height="1.376cm">
          <text:p text:style-name="Text_20_body"/>
        </draw:text-box>
      </draw:frame>
      <draw:frame draw:style-name="fr1" draw:name="Marco44" text:anchor-type="page" text:anchor-page-number="1" svg:x="0cm" svg:y="0cm" svg:width="20.214cm" draw:z-index="43">
        <draw:text-box fo:min-height="1.376cm">
          <text:p text:style-name="Text_20_body"/>
        </draw:text-box>
      </draw:frame>
      <draw:frame draw:style-name="fr1" draw:name="Marco43" text:anchor-type="page" text:anchor-page-number="1" svg:x="0cm" svg:y="0cm" svg:width="20.214cm" draw:z-index="42">
        <draw:text-box fo:min-height="1.376cm">
          <text:p text:style-name="Text_20_body"/>
        </draw:text-box>
      </draw:frame>
      <draw:frame draw:style-name="fr1" draw:name="Marco42" text:anchor-type="page" text:anchor-page-number="1" svg:x="0cm" svg:y="0cm" svg:width="20.214cm" draw:z-index="41">
        <draw:text-box fo:min-height="1.376cm">
          <text:p text:style-name="Text_20_body"/>
        </draw:text-box>
      </draw:frame>
      <draw:frame draw:style-name="fr1" draw:name="Marco41" text:anchor-type="page" text:anchor-page-number="1" svg:x="0cm" svg:y="0cm" svg:width="20.214cm" draw:z-index="40">
        <draw:text-box fo:min-height="1.376cm">
          <text:p text:style-name="Text_20_body"/>
        </draw:text-box>
      </draw:frame>
      <draw:frame draw:style-name="fr1" draw:name="Marco40" text:anchor-type="page" text:anchor-page-number="1" svg:x="0cm" svg:y="0cm" svg:width="20.214cm" draw:z-index="39">
        <draw:text-box fo:min-height="1.376cm">
          <text:p text:style-name="Text_20_body"/>
        </draw:text-box>
      </draw:frame>
      <draw:frame draw:style-name="fr1" draw:name="Marco39" text:anchor-type="page" text:anchor-page-number="1" svg:x="0cm" svg:y="0cm" svg:width="20.214cm" draw:z-index="38">
        <draw:text-box fo:min-height="1.376cm">
          <text:p text:style-name="Text_20_body"/>
        </draw:text-box>
      </draw:frame>
      <draw:frame draw:style-name="fr1" draw:name="Marco38" text:anchor-type="page" text:anchor-page-number="1" svg:x="0cm" svg:y="0cm" svg:width="20.214cm" draw:z-index="37">
        <draw:text-box fo:min-height="1.376cm">
          <text:p text:style-name="Text_20_body"/>
        </draw:text-box>
      </draw:frame>
      <draw:frame draw:style-name="fr1" draw:name="Marco37" text:anchor-type="page" text:anchor-page-number="1" svg:x="0cm" svg:y="0cm" svg:width="20.214cm" draw:z-index="36">
        <draw:text-box fo:min-height="1.852cm">
          <text:p text:style-name="Text_20_body"/>
        </draw:text-box>
      </draw:frame>
      <draw:frame draw:style-name="fr1" draw:name="Marco36" text:anchor-type="page" text:anchor-page-number="1" svg:x="0cm" svg:y="0cm" svg:width="20.214cm" draw:z-index="35">
        <draw:text-box fo:min-height="1.852cm">
          <text:p text:style-name="Text_20_body"/>
        </draw:text-box>
      </draw:frame>
      <draw:frame draw:style-name="fr1" draw:name="Marco35" text:anchor-type="page" text:anchor-page-number="1" svg:x="0cm" svg:y="0cm" svg:width="20.214cm" draw:z-index="34">
        <draw:text-box fo:min-height="1.376cm">
          <text:p text:style-name="Text_20_body"/>
        </draw:text-box>
      </draw:frame>
      <draw:frame draw:style-name="fr1" draw:name="Marco34" text:anchor-type="page" text:anchor-page-number="1" svg:x="0cm" svg:y="0cm" svg:width="20.214cm" draw:z-index="33">
        <draw:text-box fo:min-height="1.376cm">
          <text:p text:style-name="Text_20_body"/>
        </draw:text-box>
      </draw:frame>
      <draw:frame draw:style-name="fr1" draw:name="Marco33" text:anchor-type="page" text:anchor-page-number="1" svg:x="0cm" svg:y="0cm" svg:width="20.214cm" draw:z-index="32">
        <draw:text-box fo:min-height="1.376cm">
          <text:p text:style-name="Text_20_body"/>
        </draw:text-box>
      </draw:frame>
      <draw:frame draw:style-name="fr1" draw:name="Marco32" text:anchor-type="page" text:anchor-page-number="1" svg:x="0cm" svg:y="0cm" svg:width="20.214cm" draw:z-index="31">
        <draw:text-box fo:min-height="1.376cm">
          <text:p text:style-name="Text_20_body"/>
        </draw:text-box>
      </draw:frame>
      <draw:frame draw:style-name="fr1" draw:name="Marco31" text:anchor-type="page" text:anchor-page-number="1" svg:x="0cm" svg:y="0cm" svg:width="20.214cm" draw:z-index="30">
        <draw:text-box fo:min-height="1.376cm">
          <text:p text:style-name="Text_20_body"/>
        </draw:text-box>
      </draw:frame>
      <draw:frame draw:style-name="fr1" draw:name="Marco30" text:anchor-type="page" text:anchor-page-number="1" svg:x="0cm" svg:y="0cm" svg:width="20.214cm" draw:z-index="29">
        <draw:text-box fo:min-height="1.376cm">
          <text:p text:style-name="Text_20_body"/>
        </draw:text-box>
      </draw:frame>
      <draw:frame draw:style-name="fr1" draw:name="Marco29" text:anchor-type="page" text:anchor-page-number="1" svg:x="0cm" svg:y="0cm" svg:width="20.214cm" draw:z-index="28">
        <draw:text-box fo:min-height="1.376cm">
          <text:p text:style-name="Text_20_body"/>
        </draw:text-box>
      </draw:frame>
      <draw:frame draw:style-name="fr1" draw:name="Marco28" text:anchor-type="page" text:anchor-page-number="1" svg:x="0cm" svg:y="0cm" svg:width="20.214cm" draw:z-index="27">
        <draw:text-box fo:min-height="1.376cm">
          <text:p text:style-name="Text_20_body"/>
        </draw:text-box>
      </draw:frame>
      <draw:frame draw:style-name="fr1" draw:name="Marco27" text:anchor-type="page" text:anchor-page-number="1" svg:x="0cm" svg:y="0cm" svg:width="20.214cm" draw:z-index="26">
        <draw:text-box fo:min-height="1.376cm">
          <text:p text:style-name="Text_20_body"/>
        </draw:text-box>
      </draw:frame>
      <draw:frame draw:style-name="fr1" draw:name="Marco26" text:anchor-type="page" text:anchor-page-number="1" svg:x="0cm" svg:y="0cm" svg:width="20.214cm" draw:z-index="25">
        <draw:text-box fo:min-height="1.376cm">
          <text:p text:style-name="Text_20_body"/>
        </draw:text-box>
      </draw:frame>
      <draw:frame draw:style-name="fr1" draw:name="Marco25" text:anchor-type="page" text:anchor-page-number="1" svg:x="0cm" svg:y="0cm" svg:width="20.214cm" draw:z-index="24">
        <draw:text-box fo:min-height="1.376cm">
          <text:p text:style-name="Text_20_body"/>
        </draw:text-box>
      </draw:frame>
      <draw:frame draw:style-name="fr1" draw:name="Marco24" text:anchor-type="page" text:anchor-page-number="1" svg:x="0cm" svg:y="0cm" svg:width="20.214cm" draw:z-index="23">
        <draw:text-box fo:min-height="1.376cm">
          <text:p text:style-name="Text_20_body"/>
        </draw:text-box>
      </draw:frame>
      <draw:frame draw:style-name="fr1" draw:name="Marco23" text:anchor-type="page" text:anchor-page-number="1" svg:x="0cm" svg:y="0cm" svg:width="20.214cm" draw:z-index="22">
        <draw:text-box fo:min-height="1.376cm">
          <text:p text:style-name="Text_20_body"/>
        </draw:text-box>
      </draw:frame>
      <draw:frame draw:style-name="fr1" draw:name="Marco22" text:anchor-type="page" text:anchor-page-number="1" svg:x="0cm" svg:y="0cm" svg:width="20.214cm" draw:z-index="21">
        <draw:text-box fo:min-height="1.376cm">
          <text:p text:style-name="Text_20_body"/>
        </draw:text-box>
      </draw:frame>
      <draw:frame draw:style-name="fr1" draw:name="Marco21" text:anchor-type="page" text:anchor-page-number="1" svg:x="0cm" svg:y="0cm" svg:width="20.214cm" draw:z-index="20">
        <draw:text-box fo:min-height="1.376cm">
          <text:p text:style-name="Text_20_body"/>
        </draw:text-box>
      </draw:frame>
      <draw:frame draw:style-name="fr1" draw:name="Marco20" text:anchor-type="page" text:anchor-page-number="1" svg:x="0cm" svg:y="0cm" svg:width="20.214cm" draw:z-index="19">
        <draw:text-box fo:min-height="1.376cm">
          <text:p text:style-name="Text_20_body"/>
        </draw:text-box>
      </draw:frame>
      <draw:frame draw:style-name="fr1" draw:name="Marco19" text:anchor-type="page" text:anchor-page-number="1" svg:x="0cm" svg:y="0cm" svg:width="20.214cm" draw:z-index="18">
        <draw:text-box fo:min-height="1.376cm">
          <text:p text:style-name="Text_20_body"/>
        </draw:text-box>
      </draw:frame>
      <draw:frame draw:style-name="fr1" draw:name="Marco18" text:anchor-type="page" text:anchor-page-number="1" svg:x="0cm" svg:y="0cm" svg:width="20.214cm" draw:z-index="17">
        <draw:text-box fo:min-height="1.376cm">
          <text:p text:style-name="Text_20_body"/>
        </draw:text-box>
      </draw:frame>
      <draw:frame draw:style-name="fr1" draw:name="Marco17" text:anchor-type="page" text:anchor-page-number="1" svg:x="0cm" svg:y="0cm" svg:width="20.214cm" draw:z-index="16">
        <draw:text-box fo:min-height="1.376cm">
          <text:p text:style-name="Text_20_body"/>
        </draw:text-box>
      </draw:frame>
      <draw:frame draw:style-name="fr1" draw:name="Marco16" text:anchor-type="page" text:anchor-page-number="1" svg:x="0cm" svg:y="0cm" svg:width="20.214cm" draw:z-index="15">
        <draw:text-box fo:min-height="1.376cm">
          <text:p text:style-name="Text_20_body"/>
        </draw:text-box>
      </draw:frame>
      <draw:frame draw:style-name="fr1" draw:name="Marco15" text:anchor-type="page" text:anchor-page-number="1" svg:x="0cm" svg:y="0cm" svg:width="20.214cm" draw:z-index="14">
        <draw:text-box fo:min-height="1.376cm">
          <text:p text:style-name="Text_20_body"/>
        </draw:text-box>
      </draw:frame>
      <draw:frame draw:style-name="fr1" draw:name="Marco14" text:anchor-type="page" text:anchor-page-number="1" svg:x="0cm" svg:y="0cm" svg:width="20.214cm" draw:z-index="13">
        <draw:text-box fo:min-height="1.376cm">
          <text:p text:style-name="Text_20_body"/>
        </draw:text-box>
      </draw:frame>
      <draw:frame draw:style-name="fr1" draw:name="Marco13" text:anchor-type="page" text:anchor-page-number="1" svg:x="0cm" svg:y="0cm" svg:width="20.214cm" draw:z-index="12">
        <draw:text-box fo:min-height="1.376cm">
          <text:p text:style-name="Text_20_body"/>
        </draw:text-box>
      </draw:frame>
      <draw:frame draw:style-name="fr1" draw:name="Marco12" text:anchor-type="page" text:anchor-page-number="1" svg:x="0cm" svg:y="0cm" svg:width="20.214cm" draw:z-index="11">
        <draw:text-box fo:min-height="1.376cm">
          <text:p text:style-name="Text_20_body"/>
        </draw:text-box>
      </draw:frame>
      <draw:frame draw:style-name="fr1" draw:name="Marco11" text:anchor-type="page" text:anchor-page-number="1" svg:x="0cm" svg:y="0cm" svg:width="20.214cm" draw:z-index="10">
        <draw:text-box fo:min-height="1.376cm">
          <text:p text:style-name="Text_20_body"/>
        </draw:text-box>
      </draw:frame>
      <draw:frame draw:style-name="fr1" draw:name="Marco10" text:anchor-type="page" text:anchor-page-number="1" svg:x="0cm" svg:y="0cm" svg:width="20.214cm" draw:z-index="9">
        <draw:text-box fo:min-height="1.376cm">
          <text:p text:style-name="Text_20_body"/>
        </draw:text-box>
      </draw:frame>
      <draw:frame draw:style-name="fr1" draw:name="Marco9" text:anchor-type="page" text:anchor-page-number="1" svg:x="0cm" svg:y="0cm" svg:width="20.214cm" draw:z-index="8">
        <draw:text-box fo:min-height="1.376cm">
          <text:p text:style-name="Text_20_body"/>
        </draw:text-box>
      </draw:frame>
      <draw:frame draw:style-name="fr1" draw:name="Marco8" text:anchor-type="page" text:anchor-page-number="1" svg:x="0cm" svg:y="0cm" svg:width="20.214cm" draw:z-index="7">
        <draw:text-box fo:min-height="1.376cm">
          <text:p text:style-name="Text_20_body"/>
        </draw:text-box>
      </draw:frame>
      <draw:frame draw:style-name="fr1" draw:name="Marco7" text:anchor-type="page" text:anchor-page-number="1" svg:x="0cm" svg:y="0cm" svg:width="20.214cm" draw:z-index="6">
        <draw:text-box fo:min-height="1.376cm">
          <text:p text:style-name="Text_20_body"/>
        </draw:text-box>
      </draw:frame>
      <draw:frame draw:style-name="fr1" draw:name="Marco6" text:anchor-type="page" text:anchor-page-number="1" svg:x="0cm" svg:y="0cm" svg:width="20.214cm" draw:z-index="5">
        <draw:text-box fo:min-height="1.376cm">
          <text:p text:style-name="Text_20_body"/>
        </draw:text-box>
      </draw:frame>
      <draw:frame draw:style-name="fr1" draw:name="Marco5" text:anchor-type="page" text:anchor-page-number="1" svg:x="0cm" svg:y="0cm" svg:width="20.214cm" draw:z-index="4">
        <draw:text-box fo:min-height="1.376cm">
          <text:p text:style-name="Text_20_body"/>
        </draw:text-box>
      </draw:frame>
      <draw:frame draw:style-name="fr1" draw:name="Marco4" text:anchor-type="page" text:anchor-page-number="1" svg:x="0cm" svg:y="0cm" svg:width="20.214cm" draw:z-index="3">
        <draw:text-box fo:min-height="1.376cm">
          <text:p text:style-name="Text_20_body"/>
        </draw:text-box>
      </draw:frame>
      <draw:frame draw:style-name="fr1" draw:name="Marco3" text:anchor-type="page" text:anchor-page-number="1" svg:x="0cm" svg:y="0cm" svg:width="20.214cm" draw:z-index="2">
        <draw:text-box fo:min-height="1.376cm">
          <text:p text:style-name="Text_20_body"/>
        </draw:text-box>
      </draw:frame>
      <draw:frame draw:style-name="fr1" draw:name="Marco2" text:anchor-type="page" text:anchor-page-number="1" svg:x="0cm" svg:y="0cm" svg:width="20.214cm" draw:z-index="1">
        <draw:text-box fo:min-height="1.376cm">
          <text:p text:style-name="Text_20_body"/>
        </draw:text-box>
      </draw:frame>
      <draw:frame draw:style-name="fr1" draw:name="Marco1" text:anchor-type="page" text:anchor-page-number="1" svg:x="0cm" svg:y="0cm" svg:width="20.214cm" draw:z-index="0">
        <draw:text-box fo:min-height="1.376cm">
          <text:p text:style-name="Text_20_body"/>
        </draw:text-box>
      </draw:frame>
      <text:p text:style-name="P2">What is Cloud Computing?</text:p>
      <text:list xml:id="list2057830492" text:style-name="L1">
        <text:list-item>
          <text:p text:style-name="P3">On-demand delivery of compute, database storage, applications, other IT resources through cloud platform via Internet</text:p>
        </text:list-item>
        <text:list-item>
          <text:p text:style-name="P3">Pay-as-you-go pricing</text:p>
        </text:list-item>
      </text:list>
      <text:p text:style-name="P2">Advantages of Cloud Computing</text:p>
      <text:list xml:id="list3177905137" text:style-name="L2">
        <text:list-header>
          <text:p text:style-name="P4">Trade capital expense for variable expense</text:p>
          <text:list>
            <text:list-item>
              <text:p text:style-name="P4">Only pay for what you use</text:p>
            </text:list-item>
          </text:list>
          <text:p text:style-name="P4">Benefit from massive economies of scale</text:p>
          <text:list text:continue-numbering="true">
            <text:list-item>
              <text:p text:style-name="P4">You won't have same purchasing power as Amazon</text:p>
            </text:list-item>
            <text:list-item>
              <text:p text:style-name="P4">They get cheaper prices to purchase servers, hardware</text:p>
            </text:list-item>
          </text:list>
          <text:p text:style-name="P4">Stop guessing about capacity</text:p>
          <text:list text:continue-numbering="true">
            <text:list-item>
              <text:p text:style-name="P4">You'll buy too much or too little. Too much = wasted money, too little</text:p>
            </text:list-item>
          </text:list>
          <text:p text:style-name="P4">Increase speed and agility</text:p>
          <text:list text:continue-numbering="true">
            <text:list-item>
              <text:p text:style-name="P4">Websites/apps can scale infinitely with demand</text:p>
            </text:list-item>
          </text:list>
          <text:p text:style-name="P4">Stop spending money running/maintaining data centers</text:p>
          <text:list text:continue-numbering="true">
            <text:list-item>
              <text:p text:style-name="P4">Focus on what you're good at, not managing infrastructures</text:p>
            </text:list-item>
          </text:list>
          <text:p text:style-name="P4">Go global in minutes</text:p>
          <text:list text:continue-numbering="true">
            <text:list-item>
              <text:p text:style-name="P4">Deploy apps in minutes</text:p>
            </text:list-item>
            <text:list-item>
              <text:p text:style-name="P4">Provide lower latency and better experience at minimal cost</text:p>
              <text:p text:style-name="P4"/>
            </text:list-item>
          </text:list>
        </text:list-header>
      </text:list>
      <text:p text:style-name="P2">Types of Cloud Computing</text:p>
      <text:list xml:id="list792611729" text:style-name="L3">
        <text:list-header>
          <text:p text:style-name="P5">Infrastructure as a Service (IAAS)</text:p>
          <text:list>
            <text:list-item>
              <text:p text:style-name="P5">You manage the server (physical or virtual) as well as the operating system</text:p>
            </text:list-item>
            <text:list-item>
              <text:p text:style-name="P5">Data center provider has no access to your server</text:p>
            </text:list-item>
          </text:list>
          <text:p text:style-name="P5">Platform as a Service (PAAS)</text:p>
          <text:list text:continue-numbering="true">
            <text:list-item>
              <text:p text:style-name="P5">Someone else manages the underlying hardware and operating systems, you just focus on your applications</text:p>
            </text:list-item>
            <text:list-item>
              <text:p text:style-name="P5">You upload your code and it just executes</text:p>
            </text:list-item>
            <text:list-item>
              <text:p text:style-name="P5">Think of GoDaddy</text:p>
            </text:list-item>
          </text:list>
          <text:p text:style-name="P5">Software as a Service (SAAS)</text:p>
          <text:list text:continue-numbering="true">
            <text:list-item>
              <text:p text:style-name="P5">Think of Gmail</text:p>
            </text:list-item>
            <text:list-item>
              <text:p text:style-name="P5">All you do is interact with the application, manage the software and how you want to use it</text:p>
            </text:list-item>
            <text:list-item>
              <text:p text:style-name="P5">Someone else takes care of the infrastructure and <text:soft-page-break/>everything related to it</text:p>
            </text:list-item>
          </text:list>
        </text:list-header>
      </text:list>
      <text:p text:style-name="P7">Types of Cloud Computing Deployments </text:p>
      <text:p text:style-name="P7"><text:tab/>Public Cloud - AWS, Azure, Google Cloud Platform</text:p>
      <text:list xml:id="list1492026633" text:style-name="L4">
        <text:list-header>
          <text:p text:style-name="P6">Hybrid - Mix of public and private</text:p>
          <text:list>
            <text:list-header>
              <text:p text:style-name="P6">May want to keep some sensitive data on-premise</text:p>
            </text:list-header>
          </text:list>
          <text:p text:style-name="P6">Private Cloud (or on-premise) - You manage it in your data center. Openstack or Vmware</text:p>
          <text:p text:style-name="P6"/>
        </text:list-header>
      </text:list>
      <text:p text:style-name="P8">• AWS has 3 pricing fundamentals, following the pay-as-you-go pricing</text:p>
      <text:p text:style-name="P8">model</text:p>
      <text:p text:style-name="P8">•<text:span text:style-name="T3"> Compute:</text:span></text:p>
      <text:p text:style-name="P8"><text:tab/>Pay for compute time</text:p>
      <text:p text:style-name="P10">• Storage:</text:p>
      <text:p text:style-name="P8"><text:tab/> Pay for data stored in the Cloud</text:p>
      <text:p text:style-name="P10">• Data transfer OUT of the Cloud:</text:p>
      <text:p text:style-name="P8"><text:tab/>Data transfer IN is free</text:p>
      <text:p text:style-name="P9"><text:tab/>Solves the expensive issue of traditional IT</text:p>
      <text:p text:style-name="P9"/>
      <text:p text:style-name="P11"/>
      <text:p text:style-name="P11"/>
      <text:p text:style-name="P11"/>
      <text:p text:style-name="P11">AWS Global Infrastructure</text:p>
      <text:p text:style-name="P11">• AWS Regions</text:p>
      <text:p text:style-name="P11">• AWS Availability Zones</text:p>
      <text:p text:style-name="P11">• AWS Data Centers</text:p>
      <text:p text:style-name="P11">• AWS Edge Locations /</text:p>
      <text:p text:style-name="P12">Points of Presence</text:p>
      <text:p text:style-name="P12"/>
      <text:p text:style-name="P15">AWS Regions</text:p>
      <text:p text:style-name="P13">• AWS has Regions all around the world</text:p>
      <text:p text:style-name="P13">• Names can be us-east-1, eu-west-3…</text:p>
      <text:p text:style-name="P13">• A region is a cluster of data centers</text:p>
      <text:p text:style-name="P14">• Most AWS services are region-scoped</text:p>
      <text:p text:style-name="P14"/>
      <text:p text:style-name="P13">• <text:span text:style-name="T5">Compliance</text:span> with data governance and legal</text:p>
      <text:p text:style-name="P13">requirements: data never leaves a region without</text:p>
      <text:p text:style-name="P13">your explicit permission</text:p>
      <text:p text:style-name="P13">•<text:span text:style-name="T5"> Proximity</text:span> to customers: reduced latency</text:p>
      <text:p text:style-name="P13">• <text:span text:style-name="T5">Available services</text:span> <text:span text:style-name="T5">within a Region:</text:span> new services</text:p>
      <text:p text:style-name="P13">and new features aren’t available in every Region</text:p>
      <text:p text:style-name="P13">• <text:span text:style-name="T5">Pricing</text:span><text:span text:style-name="T5">:</text:span> pricing varies region to region and is</text:p>
      <text:p text:style-name="P14">transparent in the service pricing page</text:p>
      <text:p text:style-name="P15"><text:soft-page-break/>AWS Availability Zones</text:p>
      <text:p text:style-name="P13">• Each region has many availability zones</text:p>
      <text:p text:style-name="P13">(usually 3, min is 2, max is 6). Example:</text:p>
      <text:p text:style-name="P13">• ap-southeast-2a</text:p>
      <text:p text:style-name="P13">• ap-southeast-2b</text:p>
      <text:p text:style-name="P13">• ap-southeast-2c</text:p>
      <text:p text:style-name="P13">• Each availability zone (AZ) is one or more</text:p>
      <text:p text:style-name="P13">discrete data centers with redundant power,</text:p>
      <text:p text:style-name="P13">networking, and connectivity</text:p>
      <text:p text:style-name="P13">• They’re separate from each other, so that</text:p>
      <text:p text:style-name="P13">they’re isolated from disasters</text:p>
      <text:p text:style-name="P14">• They’re connected with high</text:p>
      <text:p text:style-name="P14"><text:span text:style-name="T1"/></text:p>
      <text:p text:style-name="P13"><text:span text:style-name="T3">AWS has Global Services:</text:span></text:p>
      <text:p text:style-name="P13">• Identity and Access Management (IAM)</text:p>
      <text:p text:style-name="P13">• Route 53 (DNS service)</text:p>
      <text:p text:style-name="P13">• CloudFront (Content Delivery Network)</text:p>
      <text:p text:style-name="P13">• WAF (Web Application Firewall)</text:p>
      <text:p text:style-name="P13"/>
      <text:p text:style-name="P15">Most AWS services are Region-scoped:</text:p>
      <text:p text:style-name="P13">• Amazon EC2 (Infrastructure as a Service)</text:p>
      <text:p text:style-name="P13">• Elastic Beanstalk (Platform as a Service)</text:p>
      <text:p text:style-name="P13">• Lambda (Function as a Service)</text:p>
      <text:p text:style-name="P14">• Rekognition (Software as a Service)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oft-page-break/>QUIZ</text:p>
      <text:p text:style-name="P17"><text:span text:style-name="T13">1-</text:span><text:span text:style-name="T15">You ONLY want to manage Applications and Data. Which type of Cloud Computing model should you use?</text:span></text:p>
      <text:p text:style-name="P17"><text:span text:style-name="T15"/></text:p>
      <text:list xml:id="list2792284607" text:style-name="L5">
        <text:list-header>
          <text:p text:style-name="Text_20_body"><text:bookmark text:name="u113-radio--500"/>On-premises</text:p>
          <text:p text:style-name="Text_20_body"><text:bookmark text:name="u113-radio--501"/>Infrastructure as a Service (IaaS)</text:p>
          <text:p text:style-name="Text_20_body"><text:bookmark text:name="u113-radio--502"/>Software as a Service (SaaS)</text:p>
          <text:p text:style-name="Text_20_body"><text:bookmark text:name="u113-radio--503"/>Platform as a Service (PaaS)</text:p>
        </text:list-header>
      </text:list>
      <text:p text:style-name="P17"><text:span text:style-name="T13">2-</text:span><text:span text:style-name="T17">What is the pricing model of Cloud Computing?</text:span></text:p>
      <text:p text:style-name="P17"><text:span text:style-name="T17"/></text:p>
      <text:list xml:id="list3623519908" text:style-name="L6">
        <text:list-header>
          <text:p text:style-name="P21"><text:bookmark text:name="u113-radio--515"/>Discounts over time</text:p>
          <text:p text:style-name="P48"><text:bookmark text:name="u113-radio--516"/><text:span text:style-name="T34">Pay-as-you-go pricing</text:span></text:p>
          <text:p text:style-name="P22"><text:bookmark text:name="u113-radio--517"/><text:span text:style-name="T34">Pay once a year</text:span></text:p>
          <text:p text:style-name="P62"><text:bookmark text:name="u113-radio--518"/><text:span text:style-name="T9">Flat-rate pricing</text:span></text:p>
        </text:list-header>
      </text:list>
      <text:p text:style-name="P18"><text:span text:style-name="T14">3-</text:span><text:span text:style-name="T19">Which Global Infrastructure identity is composed of one or more discrete data centers with redundant power, networking, and connectivity, and are used to deploy infrastructure?</text:span></text:p>
      <text:list xml:id="list2439981357" text:style-name="L7">
        <text:list-header>
          <text:p text:style-name="P23"><text:span text:style-name="T32"/></text:p>
          <text:p text:style-name="P23"><text:bookmark text:name="u113-radio--519"/>Edge Locations</text:p>
          <text:p text:style-name="P49"><text:bookmark text:name="u113-radio--520"/><text:span text:style-name="T37">Availability Zones</text:span></text:p>
          <text:p text:style-name="P35"><text:bookmark text:name="u113-radio--521"/><text:span text:style-name="T37">Regions</text:span></text:p>
        </text:list-header>
      </text:list>
      <text:p text:style-name="Text_20_body"><text:line-break/></text:p>
      <text:p text:style-name="P18"><text:span text:style-name="T14">4-</text:span><text:span text:style-name="T19">Which of the following is NOT one of the Five Characteristics of Cloud Computing?</text:span></text:p>
      <text:p text:style-name="P1"><text:span text:style-name="T39"/></text:p>
      <text:list xml:id="list1713862952" text:style-name="L8">
        <text:list-header>
          <text:p text:style-name="P24"><text:bookmark text:name="u113-radio--522"/>Rapid elasticity and scalability</text:p>
          <text:p text:style-name="P36"><text:bookmark text:name="u113-radio--523"/><text:span text:style-name="T37">Multi-tenancy and resource pooling</text:span></text:p>
          <text:p text:style-name="P50"><text:bookmark text:name="u113-radio--524"/><text:span text:style-name="T37">Dedicated Support Agent to help you deploy applications</text:span></text:p>
          <text:p text:style-name="P36"><text:bookmark text:name="u113-radio--525"/><text:span text:style-name="T37">On-demand self service</text:span></text:p>
        </text:list-header>
      </text:list>
      <text:p text:style-name="Text_20_body"><text:line-break/></text:p>
      <text:p text:style-name="P18"><text:span text:style-name="T14">5-</text:span><text:span text:style-name="T19">Which are the 3 pricing fundamentals of the AWS Cloud?</text:span></text:p>
      <text:list xml:id="list4062151593" text:style-name="L9">
        <text:list-header>
          <text:p text:style-name="P25"><text:span text:style-name="T32"/></text:p>
          <text:p text:style-name="P25"><text:bookmark text:name="u113-radio--526"/>Compute, Storage, and Data transfer in the AWS Cloud</text:p>
          <text:p text:style-name="P37"><text:bookmark text:name="u113-radio--527"/><text:span text:style-name="T37">Compute, Networking, and Data transfer out of the AWS Cloud</text:span></text:p>
          <text:p text:style-name="P51"><text:bookmark text:name="u113-radio--528"/><text:span text:style-name="T37">Compute, Storage, and Data transfer out of the AWS Cloud</text:span></text:p>
          <text:p text:style-name="P37"><text:bookmark text:name="u113-radio--529"/><text:span text:style-name="T37">Storage, Functions, and Data transfer in the AWS Cloud</text:span></text:p>
        </text:list-header>
      </text:list>
      <text:p text:style-name="Text_20_body"><text:line-break/></text:p>
      <text:p text:style-name="P18"><text:soft-page-break/><text:span text:style-name="T14">6-</text:span><text:span text:style-name="T19">Which of the following options is NOT a point of consideration when choosing an AWS Region?</text:span></text:p>
      <text:p text:style-name="P1"><text:span text:style-name="T39"/></text:p>
      <text:list xml:id="list3642094853" text:style-name="L10">
        <text:list-header>
          <text:p text:style-name="P26"><text:bookmark text:name="u113-radio--530"/>Compliance with data governance</text:p>
          <text:p text:style-name="P38"><text:bookmark text:name="u113-radio--531"/><text:span text:style-name="T37">Latency</text:span></text:p>
          <text:p text:style-name="P52"><text:bookmark text:name="u113-radio--532"/><text:span text:style-name="T37">Capacity availability</text:span></text:p>
          <text:p text:style-name="P39"><text:bookmark text:name="u113-radio--533"/><text:span text:style-name="T37">Pricing</text:span></text:p>
        </text:list-header>
      </text:list>
      <text:p text:style-name="Text_20_body"><text:line-break/></text:p>
      <text:p text:style-name="P18"><text:span text:style-name="T14">7-</text:span><text:span text:style-name="T19">Which of the following is NOT an advantage of Cloud Computing?</text:span></text:p>
      <text:list xml:id="list2467650859" text:style-name="L11">
        <text:list-header>
          <text:p text:style-name="P27"><text:span text:style-name="T32"/></text:p>
          <text:p text:style-name="P27"><text:bookmark text:name="u113-radio--534"/>Trade capital expense (CAPEX) for operational expense (OPEX)</text:p>
          <text:p text:style-name="P53"><text:bookmark text:name="u113-radio--535"/><text:span text:style-name="T37">Train your employees less</text:span></text:p>
          <text:p text:style-name="P40"><text:bookmark text:name="u113-radio--536"/><text:span text:style-name="T37">Go global in minutes</text:span></text:p>
          <text:p text:style-name="P40"><text:bookmark text:name="u113-radio--537"/><text:span text:style-name="T37">Stop spending money running and maintaining data centers</text:span></text:p>
        </text:list-header>
      </text:list>
      <text:p text:style-name="Text_20_body"><text:line-break/></text:p>
      <text:p text:style-name="P18"><text:span text:style-name="T14">8-</text:span><text:span text:style-name="T19">AWS Regions are composed of?</text:span></text:p>
      <text:list xml:id="list2193541030" text:style-name="L12">
        <text:list-header>
          <text:p text:style-name="P28"><text:span text:style-name="T32"/></text:p>
          <text:p text:style-name="P28"><text:bookmark text:name="u113-radio--538"/>Two or more Edge Locations</text:p>
          <text:p text:style-name="P19"><text:bookmark text:name="u113-radio--539"/><text:span text:style-name="T37">One or more discrete data centers</text:span></text:p>
          <text:p text:style-name="P54"><text:bookmark text:name="u113-radio--540"/><text:span text:style-name="T37">Two or more Availability Zones</text:span></text:p>
        </text:list-header>
      </text:list>
      <text:p text:style-name="Text_20_body"><text:line-break/></text:p>
      <text:p text:style-name="P18"><text:span text:style-name="T14">9-</text:span><text:span text:style-name="T19">Which of the following services has a global scope?</text:span></text:p>
      <text:list xml:id="list3800108933" text:style-name="L13">
        <text:list-header>
          <text:p text:style-name="P29"><text:span text:style-name="T32"/></text:p>
          <text:p text:style-name="P41"><text:bookmark text:name="u113-radio--541"/><text:span text:style-name="T37">EC2</text:span></text:p>
          <text:p text:style-name="P55"><text:bookmark text:name="u113-radio--542"/><text:span text:style-name="T37">IAM</text:span></text:p>
          <text:p text:style-name="P42"><text:bookmark text:name="u113-radio--543"/><text:span text:style-name="T37">Lambda</text:span></text:p>
          <text:p text:style-name="P42"><text:bookmark text:name="u113-radio--544"/><text:span text:style-name="T37">Rekognition</text:span></text:p>
        </text:list-header>
      </text:list>
      <text:p text:style-name="Text_20_body"><text:line-break/></text:p>
      <text:p text:style-name="Text_20_body"><text:span text:style-name="T13"/></text:p>
      <text:p text:style-name="Text_20_body"><text:span text:style-name="T13"/></text:p>
      <text:p text:style-name="Text_20_body"><text:span text:style-name="T13"/></text:p>
      <text:p text:style-name="Text_20_body"><text:span text:style-name="T13"/></text:p>
      <text:p text:style-name="Text_20_body"><text:span text:style-name="T13"/></text:p>
      <text:p text:style-name="P18"><text:soft-page-break/><text:span text:style-name="T14">10-</text:span><text:span text:style-name="T19">Which of the following is the definition of Cloud Computing?</text:span></text:p>
      <text:p text:style-name="P18"><text:span text:style-name="T19"/></text:p>
      <text:list xml:id="list2109660651" text:style-name="L14">
        <text:list-header>
          <text:p text:style-name="P30"><text:bookmark text:name="u113-radio--545"/>Rapidly develop, test and launch software applications</text:p>
          <text:p text:style-name="P43"><text:span text:style-name="T37"/></text:p>
          <text:p text:style-name="P20"><text:bookmark text:name="u113-radio--546"/><text:span text:style-name="T37">Automatic and quick ability to acquire resources as you need them and release resources when you no longer need them</text:span></text:p>
          <text:p text:style-name="P43"><text:span text:style-name="T37"/></text:p>
          <text:p text:style-name="P56"><text:bookmark text:name="u113-radio--547"/><text:span text:style-name="T37">On-demand availability of computer system resources, especially data storage (cloud storage) and computing power, without direct active management by the user</text:span></text:p>
          <text:p text:style-name="P43"><text:span text:style-name="T37"/></text:p>
          <text:p text:style-name="P43"><text:bookmark text:name="u113-radio--548"/><text:span text:style-name="T37">Change resource types when needed</text:span></text:p>
        </text:list-header>
      </text:list>
      <text:p text:style-name="P60"><text:line-break/></text:p>
      <text:p text:style-name="P18"><text:span text:style-name="T14">11-</text:span><text:span text:style-name="T19">What defines the distribution of responsibilities for security in the AWS Cloud?</text:span></text:p>
      <text:list xml:id="list1115755730" text:style-name="L15">
        <text:list-header>
          <text:p text:style-name="P31"><text:span text:style-name="T32"/></text:p>
          <text:p text:style-name="P31"><text:bookmark text:name="u113-radio--549"/>AWS Pricing Fundamentals</text:p>
          <text:p text:style-name="P63"><text:bookmark text:name="u113-radio--550"/><text:span text:style-name="T12">The Shared Responsibility Model → </text:span><text:span text:style-name="T11">The Shared Responsibility Model <text:tab/><text:tab/><text:tab/><text:tab/><text:tab/><text:tab/><text:tab/> <text:s text:c="5"/>defines who is responsible for what in <text:tab/><text:tab/><text:tab/><text:tab/><text:tab/><text:tab/> <text:s text:c="4"/>the AWS Cloud.</text:span><text:span text:style-name="T23"> </text:span></text:p>
          <text:p text:style-name="P44"><text:bookmark text:name="u113-radio--551"/><text:span text:style-name="T37">AWS Acceptable Use Policy</text:span></text:p>
          <text:p text:style-name="P44"><text:bookmark text:name="u113-radio--552"/><text:span text:style-name="T37">The AWS Management Console</text:span></text:p>
        </text:list-header>
      </text:list>
      <text:p text:style-name="Text_20_body"><text:line-break/></text:p>
      <text:p text:style-name="P18"><text:span text:style-name="T14">12-</text:span><text:span text:style-name="T19">A company would like to benefit from the advantages of the Public Cloud but would like to keep sensitive assets in its own infrastructure. Which deployment model should the company use?</text:span></text:p>
      <text:list xml:id="list1440356660" text:style-name="L16">
        <text:list-header>
          <text:p text:style-name="P32"><text:span text:style-name="T32"/></text:p>
          <text:p text:style-name="P32"><text:bookmark text:name="u113-radio--553"/>Private Cloud</text:p>
          <text:p text:style-name="P45"><text:bookmark text:name="u113-radio--554"/><text:span text:style-name="T37">Public Cloud</text:span></text:p>
          <text:p text:style-name="P57"><text:bookmark text:name="u113-radio--555"/><text:span text:style-name="T37">Hybrid Cloud</text:span></text:p>
        </text:list-header>
      </text:list>
      <text:p text:style-name="P60"><text:line-break/></text:p>
      <text:p text:style-name="P60"><text:span text:style-name="T13"/></text:p>
      <text:p text:style-name="P60"><text:span text:style-name="T13"/></text:p>
      <text:p text:style-name="P60"><text:span text:style-name="T13"/></text:p>
      <text:p text:style-name="P18"><text:soft-page-break/><text:span text:style-name="T14">13-</text:span><text:span text:style-name="T20">What is NOT authorized to do on AWSaccording to the AWS Acceptable Use Policy?</text:span></text:p>
      <text:list xml:id="list105266136" text:style-name="L17">
        <text:list-header>
          <text:p text:style-name="P34"><text:span text:style-name="T4"/></text:p>
          <text:p text:style-name="P33"><text:bookmark text:name="u113-radio--556"/>Building a gaming application</text:p>
          <text:p text:style-name="P46"><text:bookmark text:name="u113-radio--557"/><text:span text:style-name="T37">Deploying a website</text:span></text:p>
          <text:p text:style-name="P58"><text:bookmark text:name="u113-radio--558"/><text:span text:style-name="T37">Run analytics on stolen content</text:span></text:p>
          <text:p text:style-name="P47"><text:bookmark text:name="u113-radio--559"/><text:span text:style-name="T37">Backup your data</text:span></text:p>
        </text:list-header>
      </text:list>
      <text:p text:style-name="P59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MT" svg:font-family="ArialMT" style:font-family-generic="roman" style:font-pitch="variable"/>
    <style:font-face style:name="GillSans-Light" svg:font-family="GillSans-Ligh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  <style:font-face style:name="udemy sans" svg:font-family="'udemy sans', apple-system, BlinkMacSystemFont, Roboto, 'segoe ui', Helvetica, Arial, sans-serif, 'apple color emoji', 'segoe ui emoji', 'segoe ui symbol'"/>
    <style:font-face style:name="udemy sans1" svg:font-family="'udemy sans', 'sf pro text', apple-system, BlinkMacSystemFont, Roboto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2T09:52:18.784000000</dc:date>
    <meta:editing-duration>PT35M41S</meta:editing-duration>
    <meta:editing-cycles>11</meta:editing-cycles>
    <meta:generator>LibreOffice/7.3.2.2$Windows_X86_64 LibreOffice_project/49f2b1bff42cfccbd8f788c8dc32c1c309559be0</meta:generator>
    <meta:document-statistic meta:table-count="0" meta:image-count="0" meta:object-count="0" meta:page-count="7" meta:paragraph-count="171" meta:word-count="1038" meta:character-count="6044" meta:non-whitespace-character-count="5191"/>
  </office:meta>
</office:document-meta>
</file>